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Malay_Peninsula">
            <text:p>We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I-9888">
            <text:p>I-9888</text:p>
          </table:table-cell>
          <table:table-cell office:value-type="float" office:value="4.18333">
            <text:p>4.18333</text:p>
          </table:table-cell>
          <table:table-cell office:value-type="float" office:value="100.6">
            <text:p>100.6</text:p>
          </table:table-cell>
          <table:table-cell office:value-type="float" office:value="865.0">
            <text:p>865.0</text:p>
          </table:table-cell>
          <table:table-cell office:value-type="float" office:value="80.0">
            <text:p>80.0</text:p>
          </table:table-cell>
          <table:table-cell office:value-type="string" office:value="oyster in growth position attached to granite 0.45 m above the top limit of living oysters.">
            <text:p>oyster in growth position attached to granite 0.45 m above the top limit of living oysters.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23">
            <text:p>1.2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TjiaFujii1992,MannEtal2019">
            <text:p>TjiaFujii1992,MannEtal2019</text:p>
          </table:table-cell>
        </table:table-row>
        <table:table-row>
          <table:table-cell office:value-type="string" office:value="West_Malay_Peninsula">
            <text:p>We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3308">
            <text:p>GaK-3308</text:p>
          </table:table-cell>
          <table:table-cell office:value-type="float" office:value="6.28333">
            <text:p>6.28333</text:p>
          </table:table-cell>
          <table:table-cell office:value-type="float" office:value="99.81667">
            <text:p>99.81667</text:p>
          </table:table-cell>
          <table:table-cell office:value-type="float" office:value="3000.0">
            <text:p>3000.0</text:p>
          </table:table-cell>
          <table:table-cell office:value-type="float" office:value="122.0">
            <text:p>122.0</text:p>
          </table:table-cell>
          <table:table-cell office:value-type="string" office:value="Molluscs attached to U. Paleozoic marble cliff">
            <text:p>Molluscs attached to U. Paleozoic marble cliff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65">
            <text:p>1.6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TjiaEtal1972,MannEtal2019">
            <text:p>TjiaEtal1972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